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b1faf" style:font-size-asian="12pt" style:font-size-complex="12pt"/>
    </style:style>
    <style:style style:name="P6" style:family="paragraph" style:parent-style-name="Standard" style:master-page-name="Default_20_Style5">
      <style:paragraph-properties fo:margin-top="0cm" fo:margin-bottom="0cm" loext:contextual-spacing="false" style:page-number="auto"/>
      <style:text-properties officeooo:paragraph-rsid="001b1faf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b1faf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b1faf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b1faf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b1faf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b1faf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b1faf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b1faf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b1faf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3:21:46Z17"/>SURAT KEPUTUSAN</text:p>
      <text:p text:style-name="P9">No. / 422 / 454 /Adm.Sek</text:p>
      <text:p text:style-name="P10"/>
      <text:p text:style-name="P11">Berdasarkan :</text:p>
      <text:list xml:id="list307881600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UL FADILLAH</text:span></text:p>
      <text:p text:style-name="P13"><text:span text:style-name="T2"><text:tab/><text:tab/>Tempat, Tanggal Lahir<text:tab/>: Serang, 04-02-2002</text:span></text:p>
      <text:p text:style-name="P13"><text:span text:style-name="T2"><text:tab/><text:tab/>NISN<text:tab/><text:tab/><text:tab/><text:tab/>: 0028854019</text:span></text:p>
      <text:p text:style-name="P13"><text:span text:style-name="T2"><text:tab/><text:tab/>Paket Keahlian<text:tab/><text:tab/>: Otomatisasi Tata Kelola Perkantoran</text:span></text:p>
      <text:p text:style-name="P12"/>
      <text:p text:style-name="P13"><text:bookmark-start text:name="_Hlk481362583MailMergeMark2020-05-06T03:21:46Z1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3:21:46Z1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3:21:46Z17"/><text:bookmark-end text:name="_Hlk481362583MailMergeMark2020-05-06T03:21:46Z1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3" style:display-name="Default Style33" style:page-layout-name="Mpm1">
      <style:header>
        <text:p text:style-name="MP1"><draw:frame draw:style-name="Mfr1" draw:name="Image33" text:anchor-type="char" svg:x="-0.053cm" svg:y="0.191cm" svg:width="2.223cm" svg:height="2.381cm" draw:z-index="6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4" style:display-name="Default Style34" style:page-layout-name="Mpm1">
      <style:header>
        <text:p text:style-name="MP1"><draw:frame draw:style-name="Mfr1" draw:name="Image34" text:anchor-type="char" svg:x="-0.053cm" svg:y="0.191cm" svg:width="2.223cm" svg:height="2.381cm" draw:z-index="6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3:21:26.136917296</meta:creation-date>
    <dc:date>2020-05-06T03:22:07.658470082</dc:date>
    <meta:print-date>2020-05-04T04:53:00</meta:print-date>
    <meta:editing-cycles>11</meta:editing-cycles>
    <meta:editing-duration>PT51M37S</meta:editing-duration>
    <meta:document-statistic meta:table-count="0" meta:image-count="35" meta:object-count="0" meta:page-count="1" meta:paragraph-count="234" meta:word-count="1517" meta:character-count="10682" meta:non-whitespace-character-count="935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